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1.751cm"/>
    </style:style>
    <style:style style:name="pr6" style:family="presentation" style:parent-style-name="Default-outline1">
      <style:graphic-properties fo:min-height="11.501cm"/>
    </style:style>
    <style:style style:name="pr7" style:family="presentation" style:parent-style-name="Default-notes">
      <style:graphic-properties draw:fill-color="#ffffff" fo:min-height="13.501cm"/>
    </style:style>
    <style:style style:name="pr8" style:family="presentation" style:parent-style-name="Default-outline1">
      <style:graphic-properties fo:min-height="15.001cm"/>
    </style:style>
    <style:style style:name="pr9" style:family="presentation" style:parent-style-name="True_25_20Blue_25_20Presentation-title">
      <style:graphic-properties draw:auto-grow-height="true" fo:min-height="6cm"/>
    </style:style>
    <style:style style:name="pr10" style:family="presentation" style:parent-style-name="True_25_20Blue_25_20Presentation-subtitle">
      <style:graphic-properties draw:fit-to-size="false" style:shrink-to-fit="false" fo:padding-top="1cm"/>
    </style:style>
    <style:style style:name="pr11" style:family="presentation" style:parent-style-name="True_25_20Blue_25_20Presentation-notes">
      <style:graphic-properties draw:fill-color="#ffffff" draw:auto-grow-height="true" fo:min-height="13.1cm"/>
    </style:style>
    <style:style style:name="pr12" style:family="presentation" style:parent-style-name="Default-title">
      <style:graphic-properties fo:min-height="7.5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2.317cm" style:use-optimal-column-width="false"/>
    </style:style>
    <style:style style:name="co3" style:family="table-column">
      <style:table-column-properties style:column-width="12.356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0.821cm"/>
    </style:style>
    <style:style style:name="ce1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2pt" style:font-size-asian="12pt" style:font-size-complex="12pt"/>
    </style:style>
    <style:style style:name="ce11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font-size="12pt" fo:letter-spacing="normal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scale="100%" fo:hyphenate="false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paragraph-properties fo:text-align="start"/>
      <style:text-properties fo:font-size="12pt" style:font-size-asian="12pt" style:font-size-complex="12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ffffff"/>
    </style:style>
    <style:style style:name="P13" style:family="paragraph">
      <loext:graphic-properties draw:fill-color="#ffffff"/>
      <style:text-properties fo:font-size="12pt"/>
    </style:style>
    <style:style style:name="P1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size-complex="15pt"/>
    </style:style>
    <style:style style:name="P15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16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9" style:family="paragraph">
      <style:text-properties fo:font-size="32pt"/>
    </style:style>
    <style:style style:name="P20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language-asian="zh" style:country-asian="CN" style:font-style-asian="normal" style:font-weight-asian="normal" style:font-name-complex="FreeSans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background-color="#fff200"/>
    </style:style>
    <style:style style:name="T10" style:family="text">
      <style:text-properties fo:background-color="transparent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fo:background-color="#fff200" style:font-name-asian="AR PL UMing HK" style:font-size-asian="18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5pt" style:font-size-asian="15pt" style:font-weight-asian="normal" style:font-size-complex="15pt"/>
    </style:style>
    <style:style style:name="T15" style:family="text">
      <style:text-properties fo:language="en" fo:country="US"/>
    </style:style>
    <style:style style:name="T16" style:family="text">
      <style:text-properties fo:font-size="18pt" style:font-size-asian="18pt" style:font-weight-asian="normal" style:font-size-complex="18pt"/>
    </style:style>
    <style:style style:name="T17" style:family="text">
      <style:text-properties fo:font-size="32pt"/>
    </style:style>
    <style:style style:name="T18" style:family="text">
      <style:text-properties fo:font-size="32pt" fo:font-weight="normal" style:font-weight-asian="normal" style:font-weight-complex="normal"/>
    </style:style>
    <style:style style:name="T1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Schedule<text:line-break/>and Homework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</text:span><text:span text:style-name="T2">University Erlangen-</text:span><text:span text:style-name="T2">Nürnberg</text:span></text:p>
            <text:p text:style-name="P1"><text:span text:style-name="T1">COSS A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</text:span><text:span text:style-name="T4">FAU, in short.</text:span></text:p>
              <text:p><text:span text:style-name="T4">Corporate identity wants us to say “Friedrich-Alexander </text:span><text:span text:style-name="T4">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Schedule</text:p>
          </draw:text-box>
        </draw:frame>
        <draw:frame draw:style-name="standard" draw:layer="layout" svg:width="27cm" svg:height="13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5"><text:span text:style-name="T5">#</text:span></text:p>
              </table:table-cell>
              <table:table-cell>
                <text:p text:style-name="P6"><text:span text:style-name="T5">Class Content</text:span></text:p>
              </table:table-cell>
              <table:table-cell>
                <text:p text:style-name="P6"><text:span text:style-name="T5">Homework Due</text:span></text:p>
              </table:table-cell>
            </table:table-row>
            <table:table-row table:style-name="ro1">
              <table:table-cell table:style-name="ce3">
                <text:p text:style-name="P5"><text:span text:style-name="T6">01</text:span></text:p>
              </table:table-cell>
              <table:table-cell table:style-name="ce4">
                <text:p text:style-name="P6"><text:span text:style-name="T6">Introduction</text:span></text:p>
              </table:table-cell>
              <table:table-cell table:style-name="ce5">
                <text:p text:style-name="P7"><text:span text:style-name="T7">-</text:span></text:p>
              </table:table-cell>
            </table:table-row>
            <table:table-row table:style-name="ro1" table:default-cell-style-name="ce7">
              <table:table-cell table:style-name="ce6">
                <text:p text:style-name="P5"><text:span text:style-name="T6">02</text:span></text:p>
              </table:table-cell>
              <table:table-cell>
                <text:p text:style-name="P8">...</text:p>
              </table:table-cell>
              <table:table-cell>
                <text:p text:style-name="P9"><text:span text:style-name="T7">-</text:span></text:p>
              </table:table-cell>
            </table:table-row>
            <table:table-row table:style-name="ro1" table:default-cell-style-name="ce9">
              <table:table-cell table:style-name="ce8">
                <text:p text:style-name="P5"><text:span text:style-name="T6">03</text:span></text:p>
              </table:table-cell>
              <table:table-cell>
                <text:p text:style-name="P8">The software industry</text:p>
              </table:table-cell>
              <table:table-cell>
                <text:p text:style-name="P9"><text:span text:style-name="T7">Student pitch (optional)</text:span></text:p>
              </table:table-cell>
            </table:table-row>
            <table:table-row table:style-name="ro1" table:default-cell-style-name="ce7">
              <table:table-cell table:style-name="ce6">
                <text:p text:style-name="P5"><text:span text:style-name="T6">04</text:span></text:p>
              </table:table-cell>
              <table:table-cell>
                <text:p text:style-name="P8">…</text:p>
              </table:table-cell>
              <table:table-cell>
                <text:p text:style-name="P9"><text:span text:style-name="T7">-</text:span></text:p>
              </table:table-cell>
            </table:table-row>
            <table:table-row table:style-name="ro1" table:default-cell-style-name="ce9">
              <table:table-cell table:style-name="ce8">
                <text:p text:style-name="P5"><text:span text:style-name="T6">05</text:span></text:p>
              </table:table-cell>
              <table:table-cell>
                <text:p text:style-name="P8">...</text:p>
              </table:table-cell>
              <table:table-cell>
                <text:p text:style-name="P9"><text:span text:style-name="T7">-</text:span></text:p>
              </table:table-cell>
            </table:table-row>
            <table:table-row table:style-name="ro1" table:default-cell-style-name="ce7">
              <table:table-cell table:style-name="ce6">
                <text:p text:style-name="P5"><text:span text:style-name="T6">06</text:span></text:p>
              </table:table-cell>
              <table:table-cell>
                <text:p text:style-name="P8">Commercial open source</text:p>
              </table:table-cell>
              <table:table-cell>
                <text:p text:style-name="P8">Homework bundle 1</text:p>
              </table:table-cell>
            </table:table-row>
            <table:table-row table:style-name="ro1" table:default-cell-style-name="ce9">
              <table:table-cell table:style-name="ce8">
                <text:p text:style-name="P5"><text:span text:style-name="T6">07</text:span></text:p>
              </table:table-cell>
              <table:table-cell>
                <text:p text:style-name="P8">...</text:p>
              </table:table-cell>
              <table:table-cell>
                <text:p text:style-name="P8">-</text:p>
              </table:table-cell>
            </table:table-row>
            <table:table-row table:style-name="ro1" table:default-cell-style-name="ce7">
              <table:table-cell table:style-name="ce6">
                <text:p text:style-name="P5"><text:span text:style-name="T6">08</text:span></text:p>
              </table:table-cell>
              <table:table-cell>
                <text:p text:style-name="P8">...</text:p>
              </table:table-cell>
              <table:table-cell>
                <text:p text:style-name="P8">-</text:p>
              </table:table-cell>
            </table:table-row>
            <table:table-row table:style-name="ro1" table:default-cell-style-name="ce9">
              <table:table-cell table:style-name="ce8">
                <text:p text:style-name="P5"><text:span text:style-name="T6">09</text:span></text:p>
              </table:table-cell>
              <table:table-cell>
                <text:p text:style-name="P8">Open source projects</text:p>
              </table:table-cell>
              <table:table-cell>
                <text:p text:style-name="P8">Homework bundle 2</text:p>
              </table:table-cell>
            </table:table-row>
            <table:table-row table:style-name="ro1" table:default-cell-style-name="ce7">
              <table:table-cell table:style-name="ce6">
                <text:p text:style-name="P5"><text:span text:style-name="T6">10</text:span></text:p>
              </table:table-cell>
              <table:table-cell>
                <text:p text:style-name="P8">...</text:p>
              </table:table-cell>
              <table:table-cell>
                <text:p text:style-name="P8">-</text:p>
              </table:table-cell>
            </table:table-row>
            <table:table-row table:style-name="ro1" table:default-cell-style-name="ce9">
              <table:table-cell table:style-name="ce8">
                <text:p text:style-name="P5"><text:span text:style-name="T6">11</text:span></text:p>
              </table:table-cell>
              <table:table-cell>
                <text:p text:style-name="P8">...</text:p>
              </table:table-cell>
              <table:table-cell>
                <text:p text:style-name="P8">-</text:p>
              </table:table-cell>
            </table:table-row>
            <table:table-row table:style-name="ro1" table:default-cell-style-name="ce7">
              <table:table-cell table:style-name="ce6">
                <text:p text:style-name="P5"><text:span text:style-name="T6">12</text:span></text:p>
              </table:table-cell>
              <table:table-cell>
                <text:p text:style-name="P8">University spin-offs</text:p>
              </table:table-cell>
              <table:table-cell>
                <text:p text:style-name="P8">Homework bundle 3</text:p>
              </table:table-cell>
            </table:table-row>
            <table:table-row table:style-name="ro1" table:default-cell-style-name="ce9">
              <table:table-cell table:style-name="ce8">
                <text:p text:style-name="P5"><text:span text:style-name="T6">13</text:span></text:p>
              </table:table-cell>
              <table:table-cell>
                <text:p text:style-name="P8">...</text:p>
              </table:table-cell>
              <table:table-cell/>
            </table:table-row>
            <table:table-row table:style-name="ro1" table:default-cell-style-name="ce7">
              <table:table-cell table:style-name="ce6">
                <text:p text:style-name="P5"><text:span text:style-name="T6">14</text:span></text:p>
              </table:table-cell>
              <table:table-cell>
                <text:p text:style-name="P8">...</text:p>
              </table:table-cell>
              <table:table-cell/>
            </table:table-row>
            <table:table-row table:style-name="ro2" table:default-cell-style-name="ce11">
              <table:table-cell table:style-name="ce10">
                <text:p text:style-name="P10"><text:span text:style-name="T8">15</text:span></text:p>
              </table:table-cell>
              <table:table-cell>
                <text:p text:style-name="P6"><text:span text:style-name="T6">Guest talk and conclusions</text:span></text:p>
              </table:table-cell>
              <table:table-cell>
                <text:p text:style-name="P8">Final report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ontent of Deliverable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See homework tab on <text:a xlink:href="https://oss.cs.fau.de/oss-coss-course" xlink:type="simple">Course overview</text:a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ormat of Homework</text:p>
          </draw:text-box>
        </draw:frame>
        <draw:frame presentation:style-name="pr8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Present your business model work so far</text:p>
              </text:list-item>
              <text:list-item>
                <text:p>Answer questions for specific homework</text:p>
                <text:list>
                  <text:list-item>
                    <text:p>An answer may have at max. three slides</text:p>
                  </text:list-item>
                  <text:list-item>
                    <text:p>More slides are acceptable in (ungraded) backup sec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 slide deck template <text:a xlink:href="https://bit.ly/2MvKvOV" xlink:type="simple">https://bit.ly/2MvKvOV</text:a><text:s/></text:p>
              </text:list-item>
              <text:list-item>
                <text:p>Name submissions coss-ws2020-team-<text:span text:style-name="T9">X</text:span>-homework-<text:span text:style-name="T9">Y</text:span><text:span text:style-name="T10">.pdf</text:span></text:p>
              </text:list-item>
              <text:list-item>
                <text:p><text:span text:style-name="T10">Submit as PDF file (not Microsoft Word nor </text:span><text:span text:style-name="T10">Google Doc)</text:span>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4" presentation:class="page"/>
          <draw:frame presentation:style-name="pr7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ormat of Final Report</text:p>
          </draw:text-box>
        </draw:frame>
        <draw:frame presentation:style-name="pr8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Present updated and completed business model</text:p>
              </text:list-item>
              <text:list-item>
                <text:p>Answer questions for specific components</text:p>
                <text:list>
                  <text:list-item>
                    <text:p>An answer must have at max. one page of text [1]</text:p>
                  </text:list-item>
                  <text:list-item>
                    <text:p>It may include one or more figures, tables, …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 final report template <text:a xlink:href="https://bit.ly/30dXFbH" xlink:type="simple">https://bit.ly/30dXFbH</text:a><text:s/></text:p>
              </text:list-item>
              <text:list-item>
                <text:p><text:span text:style-name="T11">Name submission coss-ws2020-team-</text:span><text:span text:style-name="T12">X</text:span><text:span text:style-name="T11">-final-report.pdf</text:span></text:p>
              </text:list-item>
              <text:list-item>
                <text:p><text:span text:style-name="T10">Submit as PDF file (not Microsoft Word nor Google Doc)</text:span></text:p>
              </text:list-item>
            </text:list>
          </draw:text-box>
        </draw:frame>
        <draw:frame draw:style-name="gr2" draw:text-style-name="P15" draw:layer="layout" svg:width="26cm" svg:height="1.75cm" svg:x="0cm" svg:y="14cm">
          <draw:text-box>
            <text:p text:style-name="P14"><text:span text:style-name="T13">[1]</text:span><text:span text:style-name="T13"><text:tab/></text:span><text:span text:style-name="T14">“I didn’t have time to write a short letter, so I </text:span><text:span text:style-name="T14">wrote a long one” (attributed to Mark Twain)</text:span>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7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ubmission of Deliverable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Through course management syste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6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ime of Day for Weekly Deliverables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15">Right before clas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7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lagiarism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>Plagiarism</text:p>
                <text:list>
                  <text:list-item>
                    <text:p>is providing as your work the work of others</text:p>
                  </text:list-item>
                  <text:list-item>
                    <text:p>with or without those other people’s cons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eople</text:p>
                <text:list>
                  <text:list-item>
                    <text:p>Other people may be other students in the course</text:p>
                  </text:list-item>
                  <text:list-item>
                    <text:p>May be any web source, including Wikipedi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iting sources</text:p>
                <text:list>
                  <text:list-item>
                    <text:p>You can cite or use others if you clearly list the source</text:p>
                  </text:list-item>
                  <text:list-item>
                    <text:p>In most cases, you should limit any verbatim us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7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andling Plagiarism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>Detecting plagiarism</text:p>
                <text:list>
                  <text:list-item>
                    <text:p>We review your work and will detect plagiarism</text:p>
                  </text:list-item>
                  <text:list-item>
                    <text:p>Students are required to report any plagiarism they se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ing plagiarism</text:p>
                <text:list>
                  <text:list-item>
                    <text:p>Any plagiarizing student will receive 0 points for their work</text:p>
                  </text:list-item>
                  <text:list-item>
                    <text:p>We will review any involved student’s full submission histo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view components</text:p>
                <text:list>
                  <text:list-item>
                    <text:p>For reviews, it is acceptable to reuse your own text components</text:p>
                  </text:list-item>
                  <text:list-item>
                    <text:p>This is called self-plagiarism (and usually not acceptab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7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8" draw:layer="layout" svg:width="20cm" svg:height="4cm" svg:x="0cm" svg:y="11.75cm">
          <draw:text-box>
            <text:p text:style-name="P17"><text:span text:style-name="T16">DR</text:span></text:p>
          </draw:text-box>
        </draw:frame>
        <draw:frame presentation:style-name="pr10" draw:text-style-name="P19" draw:layer="layout" svg:width="27cm" svg:height="7cm" svg:x="0.5cm" svg:y="8cm" presentation:class="subtitle">
          <draw:text-box>
            <text:p><text:span text:style-name="T17"><text:a xlink:href="mailto:dirk.riehle@fau.de" xlink:type="simple">dirk.riehle@fau.de</text:a></text:span><text:span text:style-name="T17"><text:s/>– </text:span><text:span text:style-name="T17"><text:a xlink:href="http://osr.cs.fau.de/" xlink:type="simple">http://osr.cs.fau.de</text:a></text:span></text:p>
            <text:p><text:span text:style-name="T18"><text:a xlink:href="mailto:dirk@riehle.org" xlink:type="simple">dirk@riehle.org</text:a></text:span><text:span text:style-name="T18"><text:s/>– </text:span><text:span text:style-name="T18"><text:a xlink:href="http://dirkriehle.com/" xlink:type="simple">http://dirkriehle.com</text:a></text:span><text:span text:style-name="T18"><text:s/>– </text:span><text:span text:style-name="T18"><text:a xlink:href="http://twitter.com/dirkriehle" xlink:type="simple">@dirkriehle</text:a></text:span></text:p>
            <text:p><text:span text:style-name="T18"/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1" draw:text-style-name="P11" draw:layer="layout" svg:width="18cm" svg:height="13.5cm" svg:x="1.5cm" svg:y="15cm" presentation:class="notes">
            <draw:text-box>
              <text:p><text:span text:style-name="T19"><text:s/></text:span></text:p>
            </draw:text-box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 text:style-name="P20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0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7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820f71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820f7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34M49S</meta:editing-duration>
    <meta:editing-cycles>178</meta:editing-cycles>
    <meta:generator>LibreOffice/6.0.7.3$Linux_X86_64 LibreOffice_project/00m0$Build-3</meta:generator>
    <meta:initial-creator>Dirk Riehle</meta:initial-creator>
    <dc:date>2020-06-04T17:12:49.198871978</dc:date>
    <meta:printed-by>Dirk Riehle</meta:printed-by>
    <meta:print-date>2013-05-04T19:19:21</meta:print-date>
    <meta:document-statistic meta:object-count="99"/>
    <meta:template xlink:type="simple" xlink:actuate="onRequest" xlink:title="True Blue Presentation" xlink:href="../../../../Templates/True%20Blue%20Presentation.otp" meta:date="2013-04-02T22:52:20"/>
  </office:meta>
</office:document-meta>
</file>